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2" svg:width="41.132cm" svg:height="20.966cm" svg:x="14.855cm" svg:y="1.515cm">
            <draw:object draw:notify-on-update-of-ranges="Foglio1.B1:Foglio1.B1 Foglio1.B2:Foglio1.B16 Foglio1.C1:Foglio1.C1 Foglio1.C2:Foglio1.C16 Foglio1.D1:Foglio1.D1 Foglio1.D2:Foglio1.D16 Foglio1.E1:Foglio1.E1 Foglio1.E2:Foglio1.E16" xlink:href="./Object 1" xlink:type="simple" xlink:show="embed" xlink:actuate="onLoad">
              <loext:p text:style-name="P1">37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# Commi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Upper-limi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2]-[.C2])^2" office:value-type="float" office:value="544.444444444444" calcext:value-type="float">
            <text:p>544,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3]-[.C3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4]-[.C4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5]-[.C5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6]-[.C6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7]-[.C7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8]-[.C8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9]-[.C9])^2" office:value-type="float" office:value="44.4444444444444" calcext:value-type="float">
            <text:p>44,44444444444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0]-[.C10])^2" office:value-type="float" office:value="13.4444444444444" calcext:value-type="float">
            <text:p>13,4444444444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1]-[.C11])^2" office:value-type="float" office:value="0.444444444444445" calcext:value-type="float">
            <text:p>0,4444444444444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2]-[.C12])^2" office:value-type="float" office:value="32.1111111111111" calcext:value-type="float">
            <text:p>32,111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3]-[.C13])^2" office:value-type="float" office:value="21.7777777777778" calcext:value-type="float">
            <text:p>21,777777777777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4]-[.C14])^2" office:value-type="float" office:value="40.1111111111111" calcext:value-type="float">
            <text:p>40,1111111111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5]-[.C15])^2" office:value-type="float" office:value="1.77777777777778" calcext:value-type="float">
            <text:p>1,7777777777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.66666666666667" calcext:value-type="float">
            <text:p>6,66666666666667</text:p>
          </table:table-cell>
          <table:table-cell office:value-type="float" office:value="7.76888380371052" calcext:value-type="float">
            <text:p>7,76888380371052</text:p>
          </table:table-cell>
          <table:table-cell office:value-type="float" office:value="27.6399847444649" calcext:value-type="float">
            <text:p>27,6399847444649</text:p>
          </table:table-cell>
          <table:table-cell table:number-columns-repeated="4"/>
          <table:table-cell table:formula="of:=([.B16]-[.C16])^2" office:value-type="float" office:value="920.111111111111" calcext:value-type="float">
            <text:p>920,1111111111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formula="of:=([.B2]+[.B3]+[.B4]+[.B5]+[.B6]+[.B7]+[.B8]+[.B9]+[.B10]+[.B11]+[.B12]+[.B13]+[.B14]+[.B15]+[.B16])/15" office:value-type="float" office:value="6.66666666666667" calcext:value-type="float">
            <text:p>6,6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tial Sum</text:p>
          </table:table-cell>
          <table:table-cell table:formula="of:=[.J2]+[.J3]+[.J4]+[.J5]+[.J6]+[.J7]+[.J8]+[.J9]+[.J10]+[.J11]+[.J12]+[.J13]+[.J14]+[.J15]+[.J16]" office:value-type="float" office:value="1885.33333333333" calcext:value-type="float">
            <text:p>1885,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d-dev</text:p>
          </table:table-cell>
          <table:table-cell table:formula="of:=SQRT([.B20]/15)" office:value-type="float" office:value="11.2111056051082" calcext:value-type="float">
            <text:p>11,21110560510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pper-bound</text:p>
          </table:table-cell>
          <table:table-cell table:formula="of:=[.B19]+(3*[.B21])" office:value-type="float" office:value="40.2999834819913" calcext:value-type="float">
            <text:p>40,2999834819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wer-bound </text:p>
          </table:table-cell>
          <table:table-cell table:formula="of:=[.B19]-(3*[.B21])" office:value-type="float" office:value="-26.966650148658" calcext:value-type="float">
            <text:p>-26,96665014865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4:11:56.90036037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6:02:32.902995632</meta:creation-date>
    <dc:date>2022-06-16T14:15:53.688532749</dc:date>
    <meta:editing-duration>PT12M4S</meta:editing-duration>
    <meta:editing-cycles>2</meta:editing-cycles>
    <meta:generator>LibreOffice/7.3.3.2$Linux_X86_64 LibreOffice_project/30$Build-2</meta:generator>
    <meta:document-statistic meta:table-count="1" meta:cell-count="1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133cm" svg:height="20.967cm" xlink:href=".." xlink:type="simple" chart:class="chart:line" chart:style-name="ch1">
        <chart:legend chart:legend-position="end" svg:x="36.879cm" svg:y="9.437cm" style:legend-expansion="high" chart:style-name="ch2"/>
        <chart:plot-area chart:style-name="ch3" table:cell-range-address="Foglio1.B1:Foglio1.E16" chart:data-source-has-labels="row" svg:x="1.833cm" svg:y="0.419cm" svg:width="34.224cm" svg:height="19.148cm">
          <chart:coordinate-region svg:x="2.454cm" svg:y="0.618cm" svg:width="33.416cm" svg:height="18.302cm"/>
          <chart:axis chart:dimension="x" chart:name="primary-x" chart:style-name="ch4">
            <chart:title svg:x="18.16cm" svg:y="19.986cm" chart:style-name="ch5">
              <text:p>Settimane</text:p>
            </chart:title>
          </chart:axis>
          <chart:axis chart:dimension="y" chart:name="primary-y" chart:style-name="ch4">
            <chart:title svg:x="0.451cm" svg:y="10.818cm" chart:style-name="ch6">
              <text:p># Commits</text:p>
            </chart:title>
            <chart:grid chart:style-name="ch7" chart:class="major"/>
          </chart:axis>
          <chart:series chart:style-name="ch8" chart:values-cell-range-address="Foglio1.B2:Foglio1.B16" chart:label-cell-address="Foglio1.B1:Foglio1.B1" chart:class="chart:line">
            <chart:data-point chart:repeated="15"/>
          </chart:series>
          <chart:series chart:style-name="ch9" chart:values-cell-range-address="Foglio1.C2:Foglio1.C16" chart:label-cell-address="Foglio1.C1:Foglio1.C1" chart:class="chart:line">
            <chart:data-point chart:repeated="15"/>
          </chart:series>
          <chart:series chart:style-name="ch10" chart:values-cell-range-address="Foglio1.D2:Foglio1.D16" chart:label-cell-address="Foglio1.D1:Foglio1.D1" chart:class="chart:line">
            <chart:data-point chart:repeated="15"/>
          </chart:series>
          <chart:series chart:style-name="ch11" chart:values-cell-range-address="Foglio1.E2:Foglio1.E16" chart:label-cell-address="Foglio1.E1:Foglio1.E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Commits</text:p>
                <draw:g>
                  <svg:desc>Foglio1.B1:Foglio1.B1</svg:desc>
                </draw:g>
              </table:table-cell>
              <table:table-cell office:value-type="string">
                <text:p>Mean</text:p>
                <draw:g>
                  <svg:desc>Foglio1.C1:Foglio1.C1</svg:desc>
                </draw:g>
              </table:table-cell>
              <table:table-cell office:value-type="string">
                <text:p>Standard Deviation</text:p>
                <draw:g>
                  <svg:desc>Foglio1.D1:Foglio1.D1</svg:desc>
                </draw:g>
              </table:table-cell>
              <table:table-cell office:value-type="string">
                <text:p>Upper-limit</text:p>
                <draw:g>
                  <svg:desc>Foglio1.E1:Foglio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oglio1.B2:Foglio1.B16</svg:desc>
                </draw:g>
              </table:table-cell>
              <table:table-cell office:value-type="float" office:value="6.66666666666667">
                <text:p>6.66666666666667</text:p>
                <draw:g>
                  <svg:desc>Foglio1.C2:Foglio1.C16</svg:desc>
                </draw:g>
              </table:table-cell>
              <table:table-cell office:value-type="float" office:value="7.76888380371052">
                <text:p>7.76888380371052</text:p>
                <draw:g>
                  <svg:desc>Foglio1.D2:Foglio1.D16</svg:desc>
                </draw:g>
              </table:table-cell>
              <table:table-cell office:value-type="float" office:value="27.6399847444649">
                <text:p>27.6399847444649</text:p>
                <draw:g>
                  <svg:desc>Foglio1.E2:Foglio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.76888380371052">
                <text:p>7.76888380371052</text:p>
              </table:table-cell>
              <table:table-cell office:value-type="float" office:value="27.6399847444649">
                <text:p>27.6399847444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